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0ab67" officeooo:paragraph-rsid="0010ab67"/>
    </style:style>
    <style:style style:name="P2" style:family="paragraph" style:parent-style-name="Standard">
      <style:text-properties fo:language="ru" fo:country="RU" officeooo:rsid="00119487" officeooo:paragraph-rsid="0011948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27165"/>
    </style:style>
    <style:style style:name="T3" style:family="text">
      <style:text-properties officeooo:rsid="001271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писание модуля <text:span text:style-name="T1">ServerDataDCS.</text:span></text:p>
      <text:p text:style-name="P2">Данный модуль осуществляет взаимодействие с УЦВС через <text:span text:style-name="T1">datacontrol.cpp</text:span><text:span text:style-name="T2">(</text:span><text:span text:style-name="T3">находящийся УЦВС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3S</meta:editing-duration>
    <meta:editing-cycles>5</meta:editing-cycles>
    <meta:generator>LibreOffice/5.1.2.2$Windows_x86 LibreOffice_project/d3bf12ecb743fc0d20e0be0c58ca359301eb705f</meta:generator>
    <dc:date>2016-06-13T21:11:27.122000000</dc:date>
    <meta:document-statistic meta:table-count="0" meta:image-count="0" meta:object-count="0" meta:page-count="1" meta:paragraph-count="2" meta:word-count="12" meta:character-count="118" meta:non-whitespace-character-count="108"/>
    <meta:user-defined meta:name="Info 1"/>
    <meta:user-defined meta:name="Info 2"/>
    <meta:user-defined meta:name="Info 3"/>
    <meta:user-defined meta:name="Info 4"/>
  </office:meta>
</office:document-meta>
</file>